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2bb33" officeooo:paragraph-rsid="0012b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无敌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1" style:font-size-asian="10.5pt" style:language-asian="zh" style:country-asian="CN" style:font-name-complex="Microsoft YaHe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icrosoft YaHe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indent="0.291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2" style:font-family-asian="'Microsoft YaHei'" style:font-family-generic-asian="system" style:font-pitch-asian="variable" style:font-size-asian="14pt" style:font-name-complex="Microsoft YaHei2" style:font-family-complex="'Microsoft YaHe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icrosoft YaHei" style:font-family-complex="'Microsoft YaHe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icrosoft YaHei" style:font-family-complex="'Microsoft YaHe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icrosoft YaHei" style:font-family-complex="'Microsoft YaHe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8:48:55.543163614</meta:creation-date>
    <dc:title>中文模板</dc:title>
    <meta:editing-duration>PT36S</meta:editing-duration>
    <meta:editing-cycles>2</meta:editing-cycles>
    <meta:generator>LibreOffice/7.4.7.2$Linux_X86_64 LibreOffice_project/40$Build-2</meta:generator>
    <dc:date>2023-05-20T08:49:31.718091826</dc:date>
    <meta:document-statistic meta:table-count="0" meta:image-count="0" meta:object-count="0" meta:page-count="1" meta:paragraph-count="1" meta:word-count="2" meta:character-count="2" meta:non-whitespace-character-count="2"/>
    <meta:template xlink:type="simple" xlink:actuate="onRequest" xlink:title="中文模板" xlink:href="../../.config/libreoffice/4/user/template/中文模板.ott" meta:date="2023-05-20T08:48:55.031561063"/>
  </office:meta>
</office:document-meta>
</file>